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paragraph-properties fo:margin-left="0in" fo:margin-right="0in" fo:text-indent="0in" style:auto-text-indent="false" fo:padding="0.0193in" fo:border="0.06pt solid #e3e3e3"/>
    </style:style>
    <style:style style:name="P2" style:family="paragraph" style:parent-style-name="Text_20_body" style:list-style-name="L1">
      <style:paragraph-properties fo:margin-left="0in" fo:margin-right="0in" fo:margin-top="0in" fo:margin-bottom="0in" style:contextual-spacing="false" fo:text-indent="0in" style:auto-text-indent="false" fo:padding="0.0193in" fo:border="0.06pt solid #e3e3e3"/>
    </style:style>
    <style:style style:name="P3" style:family="paragraph" style:parent-style-name="Text_20_body" style:list-style-name="L1">
      <style:paragraph-properties fo:margin-left="0in" fo:margin-right="0in" fo:text-indent="0in" style:auto-text-indent="false" fo:padding="0.0193in" fo:border="0.06pt solid #e3e3e3"/>
    </style:style>
    <style:style style:name="P4" style:family="paragraph" style:parent-style-name="Text_20_body" style:list-style-name="L2">
      <style:paragraph-properties fo:margin-left="0in" fo:margin-right="0in" fo:margin-top="0in" fo:margin-bottom="0in" style:contextual-spacing="false" fo:text-indent="0in" style:auto-text-indent="false" fo:padding="0.0193in" fo:border="0.06pt solid #e3e3e3"/>
    </style:style>
    <style:style style:name="P5" style:family="paragraph" style:parent-style-name="Text_20_body" style:list-style-name="L2">
      <style:paragraph-properties fo:margin-left="0in" fo:margin-right="0in" fo:text-indent="0in" style:auto-text-indent="false" fo:padding="0.0193in" fo:border="0.06pt solid #e3e3e3"/>
    </style:style>
    <style:style style:name="P6" style:family="paragraph" style:parent-style-name="Text_20_body" style:list-style-name="L3">
      <style:paragraph-properties fo:margin-left="0in" fo:margin-right="0in" fo:text-indent="0in" style:auto-text-indent="false" fo:padding="0.0193in" fo:border="0.06pt solid #e3e3e3"/>
    </style:style>
    <style:style style:name="P7" style:family="paragraph" style:parent-style-name="Text_20_body" style:list-style-name="L4">
      <style:paragraph-properties fo:margin-left="0in" fo:margin-right="0in" fo:margin-top="0in" fo:margin-bottom="0in" style:contextual-spacing="false" fo:text-indent="0in" style:auto-text-indent="false" fo:padding="0.0193in" fo:border="0.06pt solid #e3e3e3"/>
    </style:style>
    <style:style style:name="P8" style:family="paragraph" style:parent-style-name="Text_20_body" style:list-style-name="L4">
      <style:paragraph-properties fo:margin-left="0in" fo:margin-right="0in" fo:text-indent="0in" style:auto-text-indent="false" fo:padding="0.0193in" fo:border="0.06pt solid #e3e3e3"/>
    </style:style>
    <style:style style:name="P9" style:family="paragraph" style:parent-style-name="Text_20_body" style:list-style-name="L5">
      <style:paragraph-properties fo:margin-left="0in" fo:margin-right="0in" fo:text-indent="0in" style:auto-text-indent="false" fo:padding="0.0193in" fo:border="0.06pt solid #e3e3e3"/>
    </style:style>
    <style:style style:name="P10" style:family="paragraph" style:parent-style-name="Text_20_body" style:list-style-name="L6">
      <style:paragraph-properties fo:margin-left="0in" fo:margin-right="0in" fo:text-indent="0in" style:auto-text-indent="false" fo:padding="0.0193in" fo:border="0.06pt solid #e3e3e3"/>
    </style:style>
    <style:style style:name="T1" style:family="text">
      <style:text-properties loext:padding="0.0193in" loext:border="0.06pt solid #e3e3e3"/>
    </style:style>
    <style:style style:name="T2" style:family="text">
      <style:text-properties officeooo:rsid="00056026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Step 1: Run the Initial Scraping Script</text:h>
      <text:list text:style-name="L1">
        <text:list-item>
          <text:p text:style-name="P2">Execute the <text:span text:style-name="Source_20_Text"><text:span text:style-name="T1">scrape.js</text:span></text:span> script.</text:p>
        </text:list-item>
        <text:list-item>
          <text:p text:style-name="P3">The script should generate a file named <text:span text:style-name="Source_20_Text"><text:span text:style-name="T1">scraped_data.json</text:span></text:span>.</text:p>
        </text:list-item>
      </text:list>
      <text:h text:style-name="P1" text:outline-level="3">Step 2: Remove Duplicate Inscription Numbers</text:h>
      <text:list text:style-name="L2">
        <text:list-item>
          <text:p text:style-name="P4">Open <text:span text:style-name="Source_20_Text"><text:span text:style-name="T1">scraped_data.json</text:span></text:span>.</text:p>
        </text:list-item>
        <text:list-item>
          <text:p text:style-name="P5">Remove any duplicate entries, especially those with query parameters like <text:span text:style-name="Source_20_Text"><text:span text:style-name="T1">?cf</text:span></text:span>.</text:p>
        </text:list-item>
      </text:list>
      <text:h text:style-name="P1" text:outline-level="3">Step 3: Set Constant URL in <text:span text:style-name="Source_20_Text"><text:span text:style-name="T1">ScrapeEachInscriptionId.js</text:span></text:span></text:h>
      <text:list text:style-name="L3">
        <text:list-item>
          <text:p text:style-name="P6">Place the cleaned <text:span text:style-name="Source_20_Text"><text:span text:style-name="T1">scraped_data.json</text:span></text:span> in a constant URL variable within <text:span text:style-name="T2">s</text:span><text:span text:style-name="Source_20_Text"><text:span text:style-name="T1">crapeEachInscriptionId.js</text:span></text:span>.</text:p>
        </text:list-item>
      </text:list>
      <text:h text:style-name="P1" text:outline-level="3">Step 4: Execute <text:span text:style-name="Source_20_Text"><text:span text:style-name="T1">ScrapeEachInscriptionId.js</text:span></text:span></text:h>
      <text:list text:style-name="L4">
        <text:list-item>
          <text:p text:style-name="P7">Run the <text:span text:style-name="T2">s</text:span><text:span text:style-name="Source_20_Text"><text:span text:style-name="T1">crapeEachInscriptionId.js</text:span></text:span> script.</text:p>
        </text:list-item>
        <text:list-item>
          <text:p text:style-name="P7">It should produce two output files:</text:p>
          <text:list>
            <text:list-item>
              <text:p text:style-name="P7"><text:span text:style-name="Source_20_Text"><text:span text:style-name="T1">all_extracted_data.json</text:span></text:span>: Contains all extracted data.</text:p>
            </text:list-item>
            <text:list-item>
              <text:p text:style-name="P8"><text:span text:style-name="Source_20_Text"><text:span text:style-name="T1">error_ids.json</text:span></text:span>: Contains IDs of any inscriptions that resulted in errors during scraping.</text:p>
            </text:list-item>
          </text:list>
        </text:list-item>
      </text:list>
      <text:h text:style-name="P1" text:outline-level="3">Step 5: Handle Errors (If Any)</text:h>
      <text:list text:style-name="L5">
        <text:list-item>
          <text:p text:style-name="P9">If <text:span text:style-name="Source_20_Text"><text:span text:style-name="T1">error_ids.json</text:span></text:span> is generated, place it in the same directory as <text:span text:style-name="Source_20_Text"><text:span text:style-name="T1">ScrapeEachInscriptionId.js</text:span></text:span>.</text:p>
        </text:list-item>
      </text:list>
      <text:h text:style-name="P1" text:outline-level="3">Step 6: Merge Outputs</text:h>
      <text:list text:style-name="L6">
        <text:list-item>
          <text:p text:style-name="P10">Merge <text:span text:style-name="Source_20_Text"><text:span text:style-name="T1">all_extracted_data.json</text:span></text:span> and <text:span text:style-name="Source_20_Text"><text:span text:style-name="T1">error_ids.json</text:span></text:span> into a single JSON file, if necessary.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6T16:31:08.326720419</meta:creation-date>
    <dc:date>2024-04-26T16:31:51.975414681</dc:date>
    <meta:editing-duration>PT44S</meta:editing-duration>
    <meta:editing-cycles>1</meta:editing-cycles>
    <meta:document-statistic meta:table-count="0" meta:image-count="0" meta:object-count="0" meta:page-count="1" meta:paragraph-count="17" meta:word-count="131" meta:character-count="934" meta:non-whitespace-character-count="831"/>
    <meta:generator>LibreOffice/7.6.4.1$Linux_X86_64 LibreOffice_project/60$Build-1</meta:generator>
  </office:meta>
</office:document-meta>
</file>